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fe0" officeooo:paragraph-rsid="001b4fe0"/>
    </style:style>
    <style:style style:name="P2" style:family="paragraph" style:parent-style-name="Standard" style:list-style-name="L2">
      <style:text-properties officeooo:rsid="001b4fe0" officeooo:paragraph-rsid="001b4fe0"/>
    </style:style>
    <style:style style:name="P3" style:family="paragraph" style:parent-style-name="Standard" style:list-style-name="L2">
      <style:text-properties officeooo:rsid="001b4fe0" officeooo:paragraph-rsid="001dafae"/>
    </style:style>
    <style:style style:name="P4" style:family="paragraph" style:parent-style-name="Standard" style:list-style-name="L4">
      <style:text-properties officeooo:paragraph-rsid="001e44aa"/>
    </style:style>
    <style:style style:name="P5" style:family="paragraph" style:parent-style-name="Standard">
      <style:text-properties officeooo:paragraph-rsid="001e44aa"/>
    </style:style>
    <style:style style:name="P6" style:family="paragraph" style:parent-style-name="Standard">
      <style:text-properties officeooo:rsid="002123c7" officeooo:paragraph-rsid="002123c7"/>
    </style:style>
    <style:style style:name="P7" style:family="paragraph" style:parent-style-name="Standard" style:list-style-name="L5">
      <style:text-properties officeooo:rsid="002123c7" officeooo:paragraph-rsid="002123c7"/>
    </style:style>
    <style:style style:name="P8" style:family="paragraph" style:parent-style-name="Standard">
      <style:text-properties officeooo:rsid="002362f8" officeooo:paragraph-rsid="002362f8"/>
    </style:style>
    <style:style style:name="P9" style:family="paragraph" style:parent-style-name="Standard" style:list-style-name="L6">
      <style:text-properties officeooo:rsid="002362f8" officeooo:paragraph-rsid="002362f8"/>
    </style:style>
    <style:style style:name="P10" style:family="paragraph" style:parent-style-name="Standard" style:list-style-name="L6">
      <style:text-properties officeooo:rsid="002362f8" officeooo:paragraph-rsid="00242efe"/>
    </style:style>
    <style:style style:name="P11" style:family="paragraph" style:parent-style-name="Standard" style:list-style-name="L6">
      <style:text-properties officeooo:rsid="002362f8" officeooo:paragraph-rsid="0024a3af"/>
    </style:style>
    <style:style style:name="P12" style:family="paragraph" style:parent-style-name="Standard" style:list-style-name="L7">
      <style:text-properties officeooo:paragraph-rsid="002362f8"/>
    </style:style>
    <style:style style:name="P13" style:family="paragraph" style:parent-style-name="Standard">
      <style:text-properties fo:font-weight="bold" officeooo:rsid="001b4fe0" officeooo:paragraph-rsid="001b4fe0" style:font-weight-asian="bold" style:font-weight-complex="bold"/>
    </style:style>
    <style:style style:name="P14" style:family="paragraph" style:parent-style-name="Standard" style:list-style-name="L6">
      <style:text-properties fo:font-weight="bold" officeooo:rsid="0014f450" officeooo:paragraph-rsid="0024a3af" style:font-weight-asian="bold" style:font-weight-complex="bold"/>
    </style:style>
    <style:style style:name="P15" style:family="paragraph" style:parent-style-name="Standard" style:list-style-name="L6">
      <style:text-properties officeooo:paragraph-rsid="0024a3af"/>
    </style:style>
    <style:style style:name="P16" style:family="paragraph" style:parent-style-name="Standard" style:list-style-name="L6">
      <style:text-properties fo:font-size="14pt" fo:font-weight="bold" officeooo:rsid="0014f450" officeooo:paragraph-rsid="0024a3af" style:font-size-asian="14pt" style:font-weight-asian="bold" style:font-size-complex="14pt" style:font-weight-complex="bold"/>
    </style:style>
    <style:style style:name="T1" style:family="text">
      <style:text-properties officeooo:rsid="001cb9c2"/>
    </style:style>
    <style:style style:name="T2" style:family="text">
      <style:text-properties officeooo:rsid="001e44aa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e44aa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67b48" fo:background-color="#ffff00" loext:char-shading-value="0"/>
    </style:style>
    <style:style style:name="T7" style:family="text">
      <style:text-properties officeooo:rsid="00267b48" fo:background-color="#ffff00" loext:char-shading-value="0"/>
    </style:style>
    <style:style style:name="T8" style:family="text">
      <style:text-properties officeooo:rsid="002123c7"/>
    </style:style>
    <style:style style:name="T9" style:family="text">
      <style:text-properties officeooo:rsid="002362f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62f8" style:font-weight-asian="bold" style:font-weight-complex="bold"/>
    </style:style>
    <style:style style:name="T12" style:family="text">
      <style:text-properties fo:font-weight="bold" officeooo:rsid="0026734d" style:font-weight-asian="bold" style:font-weight-complex="bold"/>
    </style:style>
    <style:style style:name="T13" style:family="text">
      <style:text-properties officeooo:rsid="00240b82"/>
    </style:style>
    <style:style style:name="T14" style:family="text">
      <style:text-properties officeooo:rsid="00242efe"/>
    </style:style>
    <style:style style:name="T15" style:family="text">
      <style:text-properties fo:color="#c9211e"/>
    </style:style>
    <style:style style:name="T16" style:family="text">
      <style:text-properties fo:color="#c9211e" officeooo:rsid="0026734d"/>
    </style:style>
    <style:style style:name="T17" style:family="text">
      <style:text-properties fo:color="#c9211e" officeooo:rsid="0026734d" fo:background-color="#ffff00" loext:char-shading-value="0"/>
    </style:style>
    <style:style style:name="T18" style:family="text">
      <style:text-properties fo:color="#c9211e" officeooo:rsid="0026734d" fo:background-color="#ffff00" loext:char-shading-value="0"/>
    </style:style>
    <style:style style:name="T19" style:family="text">
      <style:text-properties officeooo:rsid="0014f450"/>
    </style:style>
    <style:style style:name="T20" style:family="text">
      <style:text-properties officeooo:rsid="0026734d"/>
    </style:style>
    <style:style style:name="T21" style:family="text">
      <style:text-properties fo:color="#000000" officeooo:rsid="0026734d"/>
    </style:style>
    <style:style style:name="T22" style:family="text">
      <style:text-properties fo:color="#000000" officeooo:rsid="0026734d" fo:background-color="#ffff00" loext:char-shading-value="0"/>
    </style:style>
    <style:style style:name="T23" style:family="text">
      <style:text-properties officeooo:rsid="00267b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</text:p>
      <text:list xml:id="list3558418964" text:style-name="L2">
        <text:list-item>
          <text:p text:style-name="P2">create a folder called super_secret_stuff:- <text:span text:style-name="T1">mkdir ~/Desktop/super_secret_stuff</text:span></text:p>
        </text:list-item>
        <text:list-item>
          <text:p text:style-name="P2">crease a file called top_secret.txt inside super_secret_stuff:- <text:span text:style-name="T1">t</text:span>ouch ~/Desktop//super_secret_stuff/top_secret.txt</text:p>
        </text:list-item>
        <text:list-item>
          <text:p text:style-name="P2">update the data base using updatedb:- sudo updatedb</text:p>
        </text:list-item>
        <text:list-item>
          <text:p text:style-name="P2">find the path for the top_secret.txt file using the locate command:- <text:s/>locate top_secret.txt</text:p>
        </text:list-item>
        <text:list-item>
          <text:p text:style-name="P2">then using redirection, redirect that path for the top_secret.txt file into a new textfile called secret_place.txt and it must be in your come directory -<text:span text:style-name="T1">&gt;locate top_secret.txt &gt; ~/secret_place.txt </text:span></text:p>
        </text:list-item>
        <text:list-item text:start-value="1">
          <text:p text:style-name="P3"><text:span text:style-name="T1">mkdir ~/Desktop/super_secret_stuff</text:span></text:p>
        </text:list-item>
        <text:list-item>
          <text:p text:style-name="P3"><text:span text:style-name="T1">t</text:span>ouch ~/Desktop//super_secret_stuff/top_secret.txt</text:p>
        </text:list-item>
        <text:list-item>
          <text:p text:style-name="P3">sudo updatedb</text:p>
        </text:list-item>
        <text:list-item>
          <text:p text:style-name="P3">locate top_secret.txt</text:p>
        </text:list-item>
        <text:list-item>
          <text:p text:style-name="P3"><text:span text:style-name="T1">locate top_secret.txt &gt; ~/secret_place.txt </text:span></text:p>
        </text:list-item>
      </text:list>
      <text:p text:style-name="P1"/>
      <text:p text:style-name="P1"/>
      <text:p text:style-name="P1"/>
      <text:p text:style-name="P1"/>
      <text:p text:style-name="P13">Task 2</text:p>
      <text:p text:style-name="P5"><text:span text:style-name="T8">1. </text:span><text:span text:style-name="T2">use the </text:span><text:span text:style-name="T4">file</text:span><text:span text:style-name="T2"> command to search your entire system for all the </text:span><text:span text:style-name="T4">files</text:span><text:span text:style-name="T2"> (only files) that are over 1 Mebibyte and up to </text:span><text:span text:style-name="T4">4 levels deep</text:span><text:span text:style-name="T2"> </text:span></text:p>
      <text:list xml:id="list4119019112" text:style-name="L4">
        <text:list-item>
          <text:p text:style-name="P4">sudo find / -maxdepth 4 -type f -size +1M <text:s/>-exec ls -lh <text:s/>{} \;</text:p>
        </text:list-item>
      </text:list>
      <text:p text:style-name="P5"/>
      <text:p text:style-name="P6">2. take the results, reverse sort it based on size and save it to a file on your home directory</text:p>
      <text:list xml:id="list3604386432" text:style-name="L5">
        <text:list-item>
          <text:p text:style-name="P7">sudo find / -maxdepth 4 -type f -size +1M <text:s/>-exec ls -lh <text:s/>{} \; | sort -<text:span text:style-name="T5">k 5hr</text:span> <text:span text:style-name="T13">&gt;&gt; ~/filesizes.txt</text:span></text:p>
        </text:list-item>
      </text:list>
      <text:p text:style-name="P6"/>
      <text:p text:style-name="P8"><text:span text:style-name="T10">Notes</text:span>: </text:p>
      <text:list xml:id="list3901515819" text:style-name="L7">
        <text:list-item>
          <text:p text:style-name="P12"><text:span text:style-name="T9">The </text:span><text:span text:style-name="T11">home</text:span><text:span text:style-name="T9"> directory is ~</text:span></text:p>
        </text:list-item>
      </text:list>
      <text:list xml:id="list4056419295" text:style-name="L6">
        <text:list-item>
          <text:p text:style-name="P9">when we are working with a tabular data -<text:span text:style-name="T20">&gt; </text:span><text:span text:style-name="T12">and using -k option</text:span></text:p>
          <text:list>
            <text:list-item>
              <text:p text:style-name="P14">Examples &amp; Notes <text:span text:style-name="T7">at the column 5</text:span></text:p>
              <text:list>
                <text:list-item>
                  <text:p text:style-name="P11"><text:span text:style-name="T19">sorting human readable: </text:span>you need to write -&gt; sort -k 5h</text:p>
                  <text:list>
                    <text:list-item>
                      <text:p text:style-name="P11">The means sort the fifth column <text:span text:style-name="T14">&amp; we are working with human readable data <text:s/></text:span></text:p>
                    </text:list-item>
                  </text:list>
                </text:list-item>
                <text:list-item>
                  <text:p text:style-name="P11"><text:span text:style-name="T19">Reverse sorting human readable </text:span>you need to write -&gt; sort -k 5h<text:span text:style-name="T14">r</text:span></text:p>
                  <text:list>
                    <text:list-item>
                      <text:p text:style-name="P11">The means <text:span text:style-name="T14">reverse </text:span>sort the fifth column <text:span text:style-name="T14">&amp; we are working with human readable data </text:span></text:p>
                    </text:list-item>
                  </text:list>
                </text:list-item>
                <text:list-item>
                  <text:p text:style-name="P15"><text:span text:style-name="T19">Sorting numerical readable: </text:span><text:span text:style-name="T9">you need to write -&gt; sort -k 5</text:span><text:span text:style-name="T19">n</text:span><text:span text:style-name="T14"> <text:s/></text:span></text:p>
                </text:list-item>
                <text:list-item>
                  <text:p text:style-name="P15"><text:span text:style-name="T19">Reverse sorting numerical readable </text:span><text:span text:style-name="T9">you need to write -&gt; sort -k 5</text:span><text:span text:style-name="T19">n</text:span><text:span text:style-name="T14">r</text:span></text:p>
                </text:list-item>
                <text:list-item>
                  <text:p text:style-name="P16">The mistake you made: that there should not be an <text:span text:style-name="T5">n</text:span> after <text:span text:style-name="T15">sort </text:span><text:span text:style-name="T21">when we are using</text:span><text:span text:style-name="T16"> </text:span><text:span text:style-name="T22">-k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8:59:49.367186317</meta:creation-date>
    <dc:date>2022-01-18T21:11:20.406257951</dc:date>
    <meta:editing-duration>PT30M4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303" meta:character-count="1733" meta:non-whitespace-character-count="1464"/>
  </office:meta>
</office:document-meta>
</file>